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76pt"/>
    </style:style>
    <style:style style:name="co2" style:family="table-column">
      <style:table-column-properties fo:break-before="auto" style:column-width="274.56pt"/>
    </style:style>
    <style:style style:name="co3" style:family="table-column">
      <style:table-column-properties fo:break-before="auto" style:column-width="38.75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42.19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55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response</text:p>
          </table:table-cell>
          <table:table-cell table:style-name="ce1" office:value-type="string" calcext:value-type="string">
            <text:p>scenario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register website successfull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pos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ser register website fa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session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login successfull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sessions</text:p>
          </table:table-cell>
          <table:table-cell office:value-type="string" calcext:value-type="string">
            <text:p>pos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user login fa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llers check all the users on the webs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/seller</text:p>
          </table:table-cell>
          <table:table-cell office:value-type="string" calcext:value-type="string">
            <text:p>/users/uid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er check personal profi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/seller</text:p>
          </table:table-cell>
          <table:table-cell office:value-type="string" calcext:value-type="string">
            <text:p>/users/uid</text:p>
          </table:table-cell>
          <table:table-cell office:value-type="string" calcext:value-type="string">
            <text:p>ge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user does not exis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office:value-type="string" calcext:value-type="string">
            <text:p>/users/uid</text:p>
          </table:table-cell>
          <table:table-cell office:value-type="string" calcext:value-type="string">
            <text:p>pu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user update personal profi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office:value-type="string" calcext:value-type="string">
            <text:p>/users/uid</text:p>
          </table:table-cell>
          <table:table-cell office:value-type="string" calcext:value-type="string">
            <text:p>pu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user does not exis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office:value-type="string" calcext:value-type="string">
            <text:p>/users/uid/session</text:p>
          </table:table-cell>
          <table:table-cell office:value-type="string" calcext:value-type="string">
            <text:p>delet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user logou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uyer</text:p>
          </table:table-cell>
          <table:table-cell office:value-type="string" calcext:value-type="string">
            <text:p>/users/uid/orderItem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create an order item on some product, with quant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office:value-type="string" calcext:value-type="string">
            <text:p>/users/uid/orderItems/order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selected several items and submit an or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office:value-type="string" calcext:value-type="string">
            <text:p>/users/uid/orderItems/orders/oid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er browse the order inf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table:style-name="ce3" office:value-type="string" calcext:value-type="string">
            <text:p>/users/uid/orderItems/orders/oid</text:p>
          </table:table-cell>
          <table:table-cell office:value-type="string" calcext:value-type="string">
            <text:p>ge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order not exis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table:style-name="ce3" office:value-type="string" calcext:value-type="string">
            <text:p>/users/uid/orderItems/orders/oid</text:p>
          </table:table-cell>
          <table:table-cell office:value-type="string" calcext:value-type="string">
            <text:p>delet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user delete an or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table:style-name="ce3" office:value-type="string" calcext:value-type="string">
            <text:p>/users/uid/orderItems/orders/oid/payment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pay for the or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table:style-name="ce3" office:value-type="string" calcext:value-type="string">
            <text:p>/users/uid/orderItems/orders/oid/payment/refund_request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apply for an refund for some items of some pay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table:style-name="ce3" office:value-type="string" calcext:value-type="string">
            <text:p>/users/uid/orderItems/orders/oid/payment/refund_request</text:p>
          </table:table-cell>
          <table:table-cell office:value-type="string" calcext:value-type="string">
            <text:p>delet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user delete an refund requ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table:style-name="ce3" office:value-type="string" calcext:value-type="string">
            <text:p>/users/uid/orderItems/orders/oid/payment/refund_request</text:p>
          </table:table-cell>
          <table:table-cell office:value-type="string" calcext:value-type="string">
            <text:p>pu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user modify the request info (the items, price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untant</text:p>
          </table:table-cell>
          <table:table-cell table:style-name="ce3" office:value-type="string" calcext:value-type="string">
            <text:p>/users/uid/orderItems/orders/oid/payment/refund_request/refund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ccountant refund to us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untant</text:p>
          </table:table-cell>
          <table:table-cell table:style-name="ce3" office:value-type="string" calcext:value-type="string">
            <text:p>/refund_requests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ccountant can get all refund request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categorie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ller can create product catego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categories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ller can browse all categor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categories/cid</text:p>
          </table:table-cell>
          <table:table-cell office:value-type="string" calcext:value-type="string">
            <text:p>pu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ller modify product catego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categories/cid</text:p>
          </table:table-cell>
          <table:table-cell office:value-type="string" calcext:value-type="string">
            <text:p>delet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ller can delete some product categor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product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ller can create a new produ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products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ller can browse all produc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office:value-type="string" calcext:value-type="string">
            <text:p>/products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uyer can browse all produc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products/pid</text:p>
          </table:table-cell>
          <table:table-cell office:value-type="string" calcext:value-type="string">
            <text:p>pu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ller update produ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products/pid</text:p>
          </table:table-cell>
          <table:table-cell office:value-type="string" calcext:value-type="string">
            <text:p>delet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ller delete produ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products/pid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ller browse produ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products/pid</text:p>
          </table:table-cell>
          <table:table-cell office:value-type="string" calcext:value-type="string">
            <text:p>ge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roduct not exis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office:value-type="string" calcext:value-type="string">
            <text:p>/products/pid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uyer can browse some produc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freight_charge_contract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ller create a new freight charge contra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freight_charge_contracts/fid</text:p>
          </table:table-cell>
          <table:table-cell office:value-type="string" calcext:value-type="string">
            <text:p>pu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ller modify charge contra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freight_charge_contracts/fid</text:p>
          </table:table-cell>
          <table:table-cell office:value-type="string" calcext:value-type="string">
            <text:p>delet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ller delete charge contract</text:p>
          </table:table-cell>
          <table:table-cell table:number-columns-repeated="1019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response</text:p>
          </table:table-cell>
          <table:table-cell table:style-name="ce1" office:value-type="string" calcext:value-type="string">
            <text:p>scenario</text:p>
          </table:table-cell>
          <table:table-cell table:style-name="ce1" table:number-columns-repeated="2"/>
          <table:table-cell table:style-name="ce1" office:value-type="string" calcext:value-type="string">
            <text:p>estimate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seller/buyer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regist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register info wron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email already exist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serId</text:p>
          </table:table-cell>
          <table:table-cell office:value-type="string" calcext:value-type="string">
            <text:p>/users/uid/session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logi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1" calcext:value-type="float">
            <text:p>401</text:p>
          </table:table-cell>
          <table:table-cell office:value-type="string" calcext:value-type="string">
            <text:p>login fai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/users/uid/session</text:p>
          </table:table-cell>
          <table:table-cell office:value-type="string" calcext:value-type="string">
            <text:p>delet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user logou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userId is not same as ui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session not exis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/users/uid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 user prof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userId is not same as ui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uid not exis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/users/uid</text:p>
          </table:table-cell>
          <table:table-cell office:value-type="string" calcext:value-type="string">
            <text:p>pu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user modify personal prof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invalid inpu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/users/uid/order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create orde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the product does not exis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order items info miss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can only get order of self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/users/uid/orders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er get orders of self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userId is not same as ui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/users/uid/orders/oid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er get an order detail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order not exis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/users/uid/orders/oid/payment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pay for the ord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pay fai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/users/uid/orders/oid/delivery_confirmation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confirm get the produc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9" calcext:value-type="float">
            <text:p>409</text:p>
          </table:table-cell>
          <table:table-cell office:value-type="string" calcext:value-type="string">
            <text:p>has not pay for the ord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/users/uid/orders/oid/order_items/oiid/refund_request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apply for refund of some orde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9" calcext:value-type="float">
            <text:p>409</text:p>
          </table:table-cell>
          <table:table-cell office:value-type="string" calcext:value-type="string">
            <text:p>has not confirmed get the delivery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rid/seller</text:p>
          </table:table-cell>
          <table:table-cell office:value-type="string" calcext:value-type="string">
            <text:p>/users/uid/orders/oid/order_items/oiid/refund_request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er check the refund reques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the order item is not owned by the sell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no refund request for the order item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d seller</text:p>
          </table:table-cell>
          <table:table-cell office:value-type="string" calcext:value-type="string">
            <text:p>/categorie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ller can create product categor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not jd sell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 seller</text:p>
          </table:table-cell>
          <table:table-cell office:value-type="string" calcext:value-type="string">
            <text:p>/categories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ller can browse all categori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 seller</text:p>
          </table:table-cell>
          <table:table-cell office:value-type="string" calcext:value-type="string">
            <text:p>/categories/cid</text:p>
          </table:table-cell>
          <table:table-cell office:value-type="string" calcext:value-type="string">
            <text:p>delet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ller can delete some product category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not jd selle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eller uid</text:p>
          </table:table-cell>
          <table:table-cell office:value-type="string" calcext:value-type="string">
            <text:p>/users/uid/product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ller can create a new product for his stor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seller uid is not same as ui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product description miss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ller/buyer</text:p>
          </table:table-cell>
          <table:table-cell office:value-type="string" calcext:value-type="string">
            <text:p>/users/uid/products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ller can browse all product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ller uid</text:p>
          </table:table-cell>
          <table:table-cell office:value-type="string" calcext:value-type="string">
            <text:p>/users/uid/products/pid</text:p>
          </table:table-cell>
          <table:table-cell office:value-type="string" calcext:value-type="string">
            <text:p>pu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ller update produc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seller uid is not same as ui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ller uid</text:p>
          </table:table-cell>
          <table:table-cell office:value-type="string" calcext:value-type="string">
            <text:p>/users/uid/products/pid/price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ller decides the price of the produc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price empt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seller uid is not same as ui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ller uid</text:p>
          </table:table-cell>
          <table:table-cell office:value-type="string" calcext:value-type="string">
            <text:p>/users/uid/products/pid/unlist</text:p>
          </table:table-cell>
          <table:table-cell office:value-type="string" calcext:value-type="string">
            <text:p>pu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ller unlist produc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seller uid is not same as ui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ller/buyer</text:p>
          </table:table-cell>
          <table:table-cell office:value-type="string" calcext:value-type="string">
            <text:p>/users/uid/products/pid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ller browse produc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product not exists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Domain framework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07:34:39.83386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6:35:47.037817000</meta:creation-date>
    <dc:date>2016-11-25T09:01:13.669165000</dc:date>
    <meta:editing-duration>P2DT3H32M43S</meta:editing-duration>
    <meta:editing-cycles>154</meta:editing-cycles>
    <meta:generator>LibreOffice/5.0.4.2$MacOSX_X86_64 LibreOffice_project/2b9802c1994aa0b7dc6079e128979269cf95bc78</meta:generator>
    <meta:document-statistic meta:table-count="2" meta:cell-count="425" meta:object-count="0"/>
  </office:meta>
</office:document-meta>
</file>